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(Myenv) priya@gpuwks:~/Documents/kmeans$ python3 cluster_Old.py </text:p>
      <text:p text:style-name="Standard">[260109 <text:s text:c="2"/>2222 <text:s text:c="3"/>327]</text:p>
      <text:p text:style-name="Standard">Initial error value is computed as <text:s/>1216.9984593252368</text:p>
      <text:p text:style-name="Standard"/>
      <text:p text:style-name="Standard">Error is computed as <text:s/>299.0960357960078</text:p>
      <text:p text:style-name="Standard"/>
      <text:p text:style-name="Standard">Error is computed as <text:s/>147.22169174385422</text:p>
      <text:p text:style-name="Standard"/>
      <text:p text:style-name="Standard">Error is computed as <text:s/>154.813607912576</text:p>
      <text:p text:style-name="Standard"/>
      <text:p text:style-name="Standard">Error is computed as <text:s/>13.951573507601442</text:p>
      <text:p text:style-name="Standard"/>
      <text:p text:style-name="Standard">Error is computed as <text:s/>0.0</text:p>
      <text:p text:style-name="Standard">(Myenv) priya@gpuwks:~/Documents/kmeans$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21:54:55.166603015</meta:creation-date>
    <dc:date>2019-09-17T21:55:16.790400835</dc:date>
    <meta:editing-duration>PT24S</meta:editing-duration>
    <meta:editing-cycles>1</meta:editing-cycles>
    <meta:document-statistic meta:table-count="0" meta:image-count="0" meta:object-count="0" meta:page-count="1" meta:paragraph-count="9" meta:word-count="41" meta:character-count="363" meta:non-whitespace-character-count="318"/>
    <meta:generator>LibreOffice/6.1.6.3$Linux_X86_64 LibreOffice_project/10$Build-3</meta:generator>
  </office:meta>
</office:document-meta>
</file>